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35cm solid #000000" fo:border-left="0.035cm solid #000000" fo:border-right="0.002cm solid #000000" fo:border-top="0.002cm solid #000000" style:vertical-align="middle"/>
    </style:style>
    <style:style style:name="ce3" style:family="table-cell" style:parent-style-name="Default">
      <style:table-cell-properties fo:border-bottom="0.002cm solid #000000" fo:border-left="0.035cm solid #000000" fo:border-right="0.002cm solid #000000" fo:border-top="0.002cm solid #000000" style:vertical-align="middle"/>
    </style:style>
    <style:style style:name="ce4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  <style:text-properties style:font-name="Arial1"/>
    </style:style>
    <style:style style:name="ce5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6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35cm solid #000000" fo:border-left="0.002cm solid #000000" fo:border-right="0.002cm solid #000000" fo:border-top="0.002cm solid #000000" style:vertical-align="middle"/>
    </style:style>
    <style:style style:name="ce9" style:family="table-cell" style:parent-style-name="Default">
      <style:table-cell-properties fo:border="0.002cm solid #000000" style:vertical-align="middle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13" style:family="table-cell" style:parent-style-name="Default" style:data-style-name="N1">
      <style:table-cell-properties fo:border="0.002cm solid #000000"/>
    </style:style>
    <style:style style:name="ce14" style:family="table-cell" style:parent-style-name="Default" style:data-style-name="N1">
      <style:table-cell-properties fo:border-bottom="0.035cm solid #000000" fo:border-left="0.002cm solid #000000" fo:border-right="0.002cm solid #000000" fo:border-top="0.002cm solid #000000"/>
    </style:style>
    <style:style style:name="ce15" style:family="table-cell" style:parent-style-name="Default" style:data-style-name="N1"/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17" style:family="table-cell" style:parent-style-name="Default" style:data-style-name="N1">
      <style:table-cell-properties fo:border-bottom="0.002cm solid #000000" fo:border-left="0.002cm solid #000000" fo:border-right="0.035cm solid #000000" fo:border-top="0.002cm solid #000000"/>
    </style:style>
    <style:style style:name="ce18" style:family="table-cell" style:parent-style-name="Default" style:data-style-name="N1">
      <style:table-cell-properties fo:border-bottom="0.035cm solid #000000" fo:border-left="0.002cm solid #000000" fo:border-right="0.035cm solid #000000" fo:border-top="0.002cm solid #000000"/>
    </style:style>
    <style:style style:name="ce19" style:family="table-cell" style:parent-style-name="Default" style:data-style-name="N1">
      <style:table-cell-properties fo:border-bottom="none" fo:border-left="none" fo:border-right="none" fo:border-top="0.035cm solid #000000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2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order-bottom="none" fo:border-left="0.002cm solid #000000" fo:border-right="none" fo:border-top="0.002cm solid #000000"/>
    </style:style>
    <style:style style:name="ce23" style:family="table-cell" style:parent-style-name="Default">
      <style:table-cell-properties fo:border-bottom="none" fo:border-left="0.002cm solid #000000" fo:border-right="none" fo:border-top="none"/>
    </style:style>
    <style:style style:name="ce24" style:family="table-cell" style:parent-style-name="Default">
      <style:table-cell-properties fo:border-bottom="0.002cm solid #000000" fo:border-left="0.002cm solid #000000" fo:border-right="none" fo:border-top="none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</style:style>
    <style:style style:name="ce26" style:family="table-cell" style:parent-style-name="Default">
      <style:table-cell-properties fo:border-bottom="none" fo:border-left="none" fo:border-right="0.002cm solid #000000" fo:border-top="none"/>
    </style:style>
    <style:style style:name="ce27" style:family="table-cell" style:parent-style-name="Default">
      <style:table-cell-properties fo:border-bottom="0.002cm solid #000000" fo:border-left="none" fo:border-right="0.002cm solid #000000" fo:border-top="none"/>
    </style:style>
    <style:style style:name="ce28" style:family="table-cell" style:parent-style-name="Default" style:data-style-name="N60">
      <style:table-cell-properties fo:border-bottom="none" fo:border-left="none" fo:border-right="0.002cm solid #000000" fo:border-top="none"/>
    </style:style>
    <style:style style:name="ce29" style:family="table-cell" style:parent-style-name="Default" style:data-style-name="N1">
      <style:table-cell-properties fo:border-bottom="0.002cm solid #000000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b 70%"/>
    </style:style>
    <style:style style:name="T2" style:family="text">
      <style:text-properties style:text-position="-33% 70%"/>
    </style:style>
  </office:automatic-styles>
  <office:body>
    <office:spreadsheet>
      <table:table table:name="Лист1" table:style-name="ta1" table:print="false">
        <table:table-column table:style-name="co1" table:default-cell-style-name="ce3"/>
        <table:table-column table:style-name="co1" table:default-cell-style-name="ce9"/>
        <table:table-column table:style-name="co1" table:number-columns-repeated="2" table:default-cell-style-name="ce11"/>
        <table:table-column table:style-name="co1" table:default-cell-style-name="ce13"/>
        <table:table-column table:style-name="co1" table:number-columns-repeated="2" table:default-cell-style-name="Default"/>
        <table:table-column table:style-name="co1" table:default-cell-style-name="ce23"/>
        <table:table-column table:style-name="co2" table:default-cell-style-name="Default"/>
        <table:table-row table:style-name="ro1">
          <table:table-cell table:style-name="ce1" office:value-type="string">
            <text:p>u<text:span text:style-name="T1">x</text:span>, В/м</text:p>
          </table:table-cell>
          <table:table-cell table:style-name="ce7" office:value-type="string">
            <text:p>u<text:span text:style-name="T2">y</text:span>, В/м</text:p>
          </table:table-cell>
          <table:table-cell table:style-name="ce7" office:value-type="string">
            <text:p>n<text:span text:style-name="T1">x</text:span>, см</text:p>
          </table:table-cell>
          <table:table-cell table:style-name="ce7" office:value-type="string">
            <text:p>n<text:span text:style-name="T1">y</text:span>, см</text:p>
          </table:table-cell>
          <table:table-cell table:style-name="ce7" office:value-type="string">
            <text:p>B<text:span text:style-name="T1">0</text:span>, мкТл</text:p>
          </table:table-cell>
          <table:table-cell table:style-name="ce20" office:value-type="string">
            <text:p>В, мТл</text:p>
          </table:table-cell>
          <table:table-cell/>
          <table:table-cell table:style-name="ce22" office:value-type="string">
            <text:p>C, мкФ</text:p>
          </table:table-cell>
          <table:table-cell table:style-name="ce25" table:formula="of:=5/1000000" office:value-type="float" office:value="0.000005">
            <text:p>0,000005</text:p>
          </table:table-cell>
        </table:table-row>
        <table:table-row table:style-name="ro2">
          <table:table-cell table:style-name="ce2" office:value-type="float" office:value="10" table:number-columns-spanned="1" table:number-rows-spanned="9">
            <text:p>10</text:p>
          </table:table-cell>
          <table:table-cell table:style-name="ce8" office:value-type="float" office:value="50" table:number-columns-spanned="1" table:number-rows-spanned="9">
            <text:p>50</text:p>
          </table:table-cell>
          <table:table-cell office:value-type="float" office:value="4.5">
            <text:p>4,5</text:p>
          </table:table-cell>
          <table:table-cell office:value-type="float" office:value="3.8">
            <text:p>3,8</text:p>
          </table:table-cell>
          <table:table-cell table:formula="of:=1000000*[.C2]*[.$I$9]/100" office:value-type="float" office:value="37.71">
            <text:p>38</text:p>
          </table:table-cell>
          <table:table-cell table:style-name="ce17" table:formula="of:=1000*[.D2]*[.$I$10]/100" office:value-type="float" office:value="315.02">
            <text:p>315</text:p>
          </table:table-cell>
          <table:table-cell table:style-name="ce21"/>
          <table:table-cell office:value-type="string">
            <text:p>R1</text:p>
          </table:table-cell>
          <table:table-cell table:style-name="ce26" office:value-type="float" office:value="1.5">
            <text:p>1,5</text:p>
          </table:table-cell>
        </table:table-row>
        <table:table-row table:style-name="ro2">
          <table:covered-table-cell table:number-columns-repeated="2"/>
          <table:table-cell office:value-type="float" office:value="3.5">
            <text:p>3,5</text:p>
          </table:table-cell>
          <table:table-cell office:value-type="float" office:value="3.4">
            <text:p>3,4</text:p>
          </table:table-cell>
          <table:table-cell table:formula="of:=1000000*[.C3]*[.$I$9]/100" office:value-type="float" office:value="29.33">
            <text:p>29</text:p>
          </table:table-cell>
          <table:table-cell table:style-name="ce17" table:formula="of:=1000*[.D3]*[.$I$10]/100" office:value-type="float" office:value="281.86">
            <text:p>282</text:p>
          </table:table-cell>
          <table:table-cell table:style-name="ce21"/>
          <table:table-cell office:value-type="string">
            <text:p>R2</text:p>
          </table:table-cell>
          <table:table-cell table:style-name="ce26" office:value-type="float" office:value="30000">
            <text:p>30000</text:p>
          </table:table-cell>
        </table:table-row>
        <table:table-row table:style-name="ro2">
          <table:covered-table-cell table:number-columns-repeated="2"/>
          <table:table-cell table:number-columns-repeated="2" office:value-type="float" office:value="3">
            <text:p>3</text:p>
          </table:table-cell>
          <table:table-cell table:formula="of:=1000000*[.C4]*[.$I$9]/100" office:value-type="float" office:value="25.14">
            <text:p>25</text:p>
          </table:table-cell>
          <table:table-cell table:style-name="ce17" table:formula="of:=1000*[.D4]*[.$I$10]/100" office:value-type="float" office:value="248.7">
            <text:p>249</text:p>
          </table:table-cell>
          <table:table-cell table:style-name="ce21"/>
          <table:table-cell office:value-type="string">
            <text:p>S</text:p>
          </table:table-cell>
          <table:table-cell table:style-name="ce26" office:value-type="float" office:value="0.0015">
            <text:p>0,0015</text:p>
          </table:table-cell>
        </table:table-row>
        <table:table-row table:style-name="ro2">
          <table:covered-table-cell table:number-columns-repeated="2"/>
          <table:table-cell office:value-type="float" office:value="2.5">
            <text:p>2,5</text:p>
          </table:table-cell>
          <table:table-cell office:value-type="float" office:value="2.7">
            <text:p>2,7</text:p>
          </table:table-cell>
          <table:table-cell table:formula="of:=1000000*[.C5]*[.$I$9]/100" office:value-type="float" office:value="20.95">
            <text:p>21</text:p>
          </table:table-cell>
          <table:table-cell table:style-name="ce17" table:formula="of:=1000*[.D5]*[.$I$10]/100" office:value-type="float" office:value="223.83">
            <text:p>224</text:p>
          </table:table-cell>
          <table:table-cell table:style-name="ce21"/>
          <table:table-cell office:value-type="string">
            <text:p>n1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covered-table-cell table:number-columns-repeated="2"/>
          <table:table-cell office:value-type="float" office:value="2">
            <text:p>2</text:p>
          </table:table-cell>
          <table:table-cell office:value-type="float" office:value="2.4">
            <text:p>2,4</text:p>
          </table:table-cell>
          <table:table-cell table:formula="of:=1000000*[.C6]*[.$I$9]/100" office:value-type="float" office:value="16.76">
            <text:p>17</text:p>
          </table:table-cell>
          <table:table-cell table:style-name="ce17" table:formula="of:=1000*[.D6]*[.$I$10]/100" office:value-type="float" office:value="198.96">
            <text:p>199</text:p>
          </table:table-cell>
          <table:table-cell table:style-name="ce21"/>
          <table:table-cell office:value-type="string">
            <text:p>n2</text:p>
          </table:table-cell>
          <table:table-cell table:style-name="ce26" office:value-type="float" office:value="603">
            <text:p>603</text:p>
          </table:table-cell>
        </table:table-row>
        <table:table-row table:style-name="ro2">
          <table:covered-table-cell table:number-columns-repeated="2"/>
          <table:table-cell office:value-type="float" office:value="1.6">
            <text:p>1,6</text:p>
          </table:table-cell>
          <table:table-cell office:value-type="float" office:value="2">
            <text:p>2</text:p>
          </table:table-cell>
          <table:table-cell table:formula="of:=1000000*[.C7]*[.$I$9]/100" office:value-type="float" office:value="13.408">
            <text:p>13</text:p>
          </table:table-cell>
          <table:table-cell table:style-name="ce17" table:formula="of:=1000*[.D7]*[.$I$10]/100" office:value-type="float" office:value="165.8">
            <text:p>166</text:p>
          </table:table-cell>
          <table:table-cell table:style-name="ce21"/>
          <table:table-cell office:value-type="string">
            <text:p>μ0</text:p>
          </table:table-cell>
          <table:table-cell table:style-name="ce26" table:formula="of:=4*PI()*10^-7" office:value-type="float" office:value="0.00000125663706143592">
            <text:p>1,25663706143592E-006</text:p>
          </table:table-cell>
        </table:table-row>
        <table:table-row table:style-name="ro2">
          <table:covered-table-cell table:number-columns-repeated="2"/>
          <table:table-cell office:value-type="float" office:value="1.2">
            <text:p>1,2</text:p>
          </table:table-cell>
          <table:table-cell office:value-type="float" office:value="1.6">
            <text:p>1,6</text:p>
          </table:table-cell>
          <table:table-cell table:formula="of:=1000000*[.C8]*[.$I$9]/100" office:value-type="float" office:value="10.056">
            <text:p>10</text:p>
          </table:table-cell>
          <table:table-cell table:style-name="ce17" table:formula="of:=1000*[.D8]*[.$I$10]/100" office:value-type="float" office:value="132.64">
            <text:p>133</text:p>
          </table:table-cell>
          <table:table-cell table:style-name="ce21"/>
          <table:table-cell table:style-name="ce24" office:value-type="string">
            <text:p>v</text:p>
          </table:table-cell>
          <table:table-cell table:style-name="ce27" office:value-type="float" office:value="50">
            <text:p>50</text:p>
          </table:table-cell>
        </table:table-row>
        <table:table-row table:style-name="ro2">
          <table:covered-table-cell table:number-columns-repeated="2"/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table:formula="of:=1000000*[.C9]*[.$I$9]/100" office:value-type="float" office:value="6.704">
            <text:p>7</text:p>
          </table:table-cell>
          <table:table-cell table:style-name="ce17" table:formula="of:=1000*[.D9]*[.$I$10]/100" office:value-type="float" office:value="82.9">
            <text:p>83</text:p>
          </table:table-cell>
          <table:table-cell table:style-name="ce21"/>
          <table:table-cell table:style-name="ce22" office:value-type="string">
            <text:p>kx</text:p>
          </table:table-cell>
          <table:table-cell table:style-name="ce25" table:formula="of:=8.38*10^-4" office:value-type="float" office:value="0.000838">
            <text:p>0,000838</text:p>
          </table:table-cell>
        </table:table-row>
        <table:table-row table:style-name="ro2">
          <table:covered-table-cell table:style-name="ce2"/>
          <table:covered-table-cell table:style-name="ce8"/>
          <table:table-cell table:style-name="ce12" office:value-type="float" office:value="0.4">
            <text:p>0,4</text:p>
          </table:table-cell>
          <table:table-cell table:style-name="ce12" office:value-type="float" office:value="0.5">
            <text:p>0,5</text:p>
          </table:table-cell>
          <table:table-cell table:formula="of:=1000000*[.C10]*[.$I$9]/100" office:value-type="float" office:value="3.352">
            <text:p>3</text:p>
          </table:table-cell>
          <table:table-cell table:style-name="ce18" table:formula="of:=1000*[.D10]*[.$I$10]/100" office:value-type="float" office:value="41.45">
            <text:p>41</text:p>
          </table:table-cell>
          <table:table-cell table:style-name="ce21"/>
          <table:table-cell office:value-type="string">
            <text:p>ky</text:p>
          </table:table-cell>
          <table:table-cell table:style-name="ce26" office:value-type="float" office:value="8.29">
            <text:p>8,29</text:p>
          </table:table-cell>
        </table:table-row>
        <table:table-row table:style-name="ro2">
          <table:table-cell table:style-name="Default" table:number-columns-repeated="5"/>
          <table:table-cell table:number-columns-repeated="2"/>
          <table:table-cell office:value-type="string">
            <text:p>N, м2</text:p>
          </table:table-cell>
          <table:table-cell table:style-name="ce28" table:formula="of:=(25/36)*894*2/1000000" office:value-type="float" office:value="0.00124166666666667">
            <text:p>1,24E-003</text:p>
          </table:table-cell>
        </table:table-row>
        <table:table-row table:style-name="ro2">
          <table:table-cell table:style-name="Default" table:number-columns-repeated="5"/>
          <table:table-cell table:number-columns-repeated="2"/>
          <table:table-cell table:style-name="ce24" office:value-type="string">
            <text:p>Q</text:p>
          </table:table-cell>
          <table:table-cell table:style-name="ce29" office:value-type="float" office:value="59683.1037">
            <text:p>59683</text:p>
          </table:table-cell>
        </table:table-row>
        <table:table-row table:style-name="ro2">
          <table:table-cell table:style-name="Default" table:number-columns-repeated="5"/>
          <table:table-cell table:number-columns-repeated="2"/>
          <table:table-cell table:style-name="Default" office:value-type="string">
            <text:p>l</text:p>
          </table:table-cell>
          <table:table-cell office:value-type="float" office:value="0.19">
            <text:p>0,19</text:p>
          </table:table-cell>
        </table:table-row>
        <table:table-row table:style-name="ro1">
          <table:table-cell table:style-name="ce4" office:value-type="string">
            <text:p>U, B</text:p>
          </table:table-cell>
          <table:table-cell table:style-name="ce10" office:value-type="string">
            <text:p>I, мА</text:p>
          </table:table-cell>
          <table:table-cell table:style-name="ce10" office:value-type="string">
            <text:p>X<text:span text:style-name="T1">L</text:span>, Ом</text:p>
          </table:table-cell>
          <table:table-cell table:style-name="ce10" office:value-type="string">
            <text:p>L, мГн</text:p>
          </table:table-cell>
          <table:table-cell table:style-name="ce16" office:value-type="string">
            <text:p>μ</text:p>
          </table:table-cell>
          <table:table-cell table:number-columns-repeated="2"/>
          <table:table-cell table:style-name="Default" office:value-type="string">
            <text:p>R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table:style-name="ce5" office:value-type="float" office:value="5.62">
            <text:p>5,62</text:p>
          </table:table-cell>
          <table:table-cell table:style-name="ce11" office:value-type="float" office:value="90">
            <text:p>90</text:p>
          </table:table-cell>
          <table:table-cell table:style-name="ce13" table:formula="of:=1000*[.A15]/[.B15]" office:value-type="float" office:value="62.4444444444444">
            <text:p>62</text:p>
          </table:table-cell>
          <table:table-cell table:style-name="ce13" table:formula="of:=1000*SQRT([.C15]^2-[.$I$14]^2)/(2*PI()*[.$I$8])" office:value-type="float" office:value="198.709485009785">
            <text:p>199</text:p>
          </table:table-cell>
          <table:table-cell table:style-name="ce17" table:formula="of:=([.D15]/1000)*[.$I$13]/([.$I$7]*[.$I$5]^2*[.$I$4])" office:value-type="float" office:value="2002.95446264164">
            <text:p>2003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table:style-name="ce5" office:value-type="float" office:value="4.97">
            <text:p>4,97</text:p>
          </table:table-cell>
          <table:table-cell table:style-name="ce11" office:value-type="float" office:value="80">
            <text:p>80</text:p>
          </table:table-cell>
          <table:table-cell table:style-name="ce13" table:formula="of:=1000*[.A16]/[.B16]" office:value-type="float" office:value="62.125">
            <text:p>62</text:p>
          </table:table-cell>
          <table:table-cell table:style-name="ce13" table:formula="of:=1000*SQRT([.C16]^2-[.$I$14]^2)/(2*PI()*[.$I$8])" office:value-type="float" office:value="197.692366759038">
            <text:p>198</text:p>
          </table:table-cell>
          <table:table-cell table:style-name="ce17" table:formula="of:=([.D16]/1000)*[.$I$13]/([.$I$7]*[.$I$5]^2*[.$I$4])" office:value-type="float" office:value="1992.70210081167">
            <text:p>1993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table:style-name="ce5" office:value-type="float" office:value="3.55">
            <text:p>3,55</text:p>
          </table:table-cell>
          <table:table-cell table:style-name="ce11" office:value-type="float" office:value="59">
            <text:p>59</text:p>
          </table:table-cell>
          <table:table-cell table:style-name="ce13" table:formula="of:=1000*[.A17]/[.B17]" office:value-type="float" office:value="60.1694915254237">
            <text:p>60</text:p>
          </table:table-cell>
          <table:table-cell table:style-name="ce13" table:formula="of:=1000*SQRT([.C17]^2-[.$I$14]^2)/(2*PI()*[.$I$8])" office:value-type="float" office:value="191.465915759927">
            <text:p>191</text:p>
          </table:table-cell>
          <table:table-cell table:style-name="ce17" table:formula="of:=([.D17]/1000)*[.$I$13]/([.$I$7]*[.$I$5]^2*[.$I$4])" office:value-type="float" office:value="1929.94063869789">
            <text:p>1930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table:style-name="ce6" office:value-type="float" office:value="2.56">
            <text:p>2,56</text:p>
          </table:table-cell>
          <table:table-cell table:style-name="ce12" office:value-type="float" office:value="45">
            <text:p>45</text:p>
          </table:table-cell>
          <table:table-cell table:style-name="ce14" table:formula="of:=1000*[.A18]/[.B18]" office:value-type="float" office:value="56.8888888888889">
            <text:p>57</text:p>
          </table:table-cell>
          <table:table-cell table:style-name="ce14" table:formula="of:=1000*SQRT([.C18]^2-[.$I$14]^2)/(2*PI()*[.$I$8])" office:value-type="float" office:value="181.019999505607">
            <text:p>181</text:p>
          </table:table-cell>
          <table:table-cell table:style-name="ce18" table:formula="of:=([.D18]/1000)*[.$I$13]/([.$I$7]*[.$I$5]^2*[.$I$4])" office:value-type="float" office:value="1824.64775558796">
            <text:p>1825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table:style-name="Default">
            <draw:frame table:end-cell-address="Лист1.H39" table:end-x="0.196cm" table:end-y="0.424cm" draw:z-index="0" draw:style-name="gr1" draw:text-style-name="P1" svg:width="16.002cm" svg:height="9.077cm" svg:x="0cm" svg:y="0.379cm">
              <draw:object draw:notify-on-update-of-ranges="Лист1.C2:Лист1.C10 Лист1.D2:Лист1.D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style-name="ce15" table:number-columns-repeated="2"/>
          <table:table-cell table:style-name="ce19"/>
          <table:table-cell table:number-columns-repeated="2"/>
          <table:table-cell table:style-name="Default"/>
          <table:table-cell/>
        </table:table-row>
        <table:table-row table:style-name="ro2">
          <table:table-cell table:style-name="Default" table:number-columns-repeated="2"/>
          <table:table-cell table:style-name="ce15" table:number-columns-repeated="2"/>
          <table:table-cell table:style-name="Default"/>
          <table:table-cell table:number-columns-repeated="2"/>
          <table:table-cell table:style-name="Default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3.12.2014</text:date>, <text:time>01:53:4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0:05:49.67</meta:creation-date>
    <dc:date>2014-12-03T01:53:47.72</dc:date>
    <meta:editing-duration>PT5H32M55S</meta:editing-duration>
    <meta:editing-cycles>10</meta:editing-cycles>
    <meta:generator>OpenOffice.org/3.4.1$Win32 OpenOffice.org_project/341m1$Build-9593</meta:generator>
    <meta:document-statistic meta:table-count="1" meta:cell-count="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3cm" svg:height="9.078cm" xlink:href=".." xlink:type="simple" chart:class="chart:scatter" chart:style-name="ch1">
        <chart:plot-area chart:style-name="ch2" table:cell-range-address="Лист1.C2:Лист1.D10" svg:x="0.77cm" svg:y="0.859cm" svg:width="14.593cm" svg:height="7.618cm">
          <chartooo:coordinate-region svg:x="1.497cm" svg:y="1.071cm" svg:width="13.772cm" svg:height="6.73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D2:Лист1.D10" chart:class="chart:scatter">
            <chart:domain table:cell-range-address="Лист1.C2:Лист1.C10"/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">
                <text:p>4.5</text:p>
                <draw:g>
                  <svg:desc>Лист1.C2:Лист1.C10</svg:desc>
                </draw:g>
              </table:table-cell>
              <table:table-cell office:value-type="float" office:value="3.8">
                <text:p>3.8</text:p>
                <draw:g>
                  <svg:desc>Лист1.D2:Лист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